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3.412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3.412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341754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41.0"/>
          <table:table-cell office:value-type="float" office:value="3376.0"/>
          <table:table-cell office:value-type="float" office:value="2414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361502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37.0"/>
          <table:table-cell office:value-type="float" office:value="6597.0"/>
          <table:table-cell office:value-type="float" office:value="98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18.0"/>
          <table:table-cell office:value-type="float" office:value="5472.0"/>
          <table:table-cell office:value-type="float" office:value="4223.0"/>
          <table:table-cell office:value-type="float" office:value="3558.0"/>
          <table:table-cell office:value-type="float" office:value="6438.0"/>
          <table:table-cell office:value-type="float" office:value="4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74432"/>
          <table:table-cell office:value-type="float" office:value="1.515"/>
          <table:table-cell office:value-type="float" office:value="1.48"/>
          <table:table-cell office:value-type="float" office:value="173911.0"/>
          <table:table-cell office:value-type="float" office:value="0.0"/>
          <table:table-cell office:value-type="float" office:value="594.0"/>
          <table:table-cell office:value-type="float" office:value="47842.0"/>
          <table:table-cell office:value-type="float" office:value="221775.0"/>
          <table:table-cell office:value-type="float" office:value="2183.0"/>
          <table:table-cell office:value-type="float" office:value="6622.0"/>
          <table:table-cell office:value-type="float" office:value="100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77.0"/>
          <table:table-cell office:value-type="float" office:value="5246.0"/>
          <table:table-cell office:value-type="float" office:value="4113.0"/>
          <table:table-cell office:value-type="float" office:value="3379.0"/>
          <table:table-cell office:value-type="float" office:value="6393.0"/>
          <table:table-cell office:value-type="float" office:value="4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317664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81.0"/>
          <table:table-cell office:value-type="float" office:value="3224.0"/>
          <table:table-cell office:value-type="float" office:value="232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370309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.0"/>
          <table:table-cell office:value-type="float" office:value="2158.0"/>
          <table:table-cell office:value-type="float" office:value="6591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63.0"/>
          <table:table-cell office:value-type="float" office:value="5235.0"/>
          <table:table-cell office:value-type="float" office:value="4105.0"/>
          <table:table-cell office:value-type="float" office:value="3398.0"/>
          <table:table-cell office:value-type="float" office:value="6387.0"/>
          <table:table-cell office:value-type="float" office:value="44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331975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4.0"/>
          <table:table-cell office:value-type="float" office:value="2877.0"/>
          <table:table-cell office:value-type="float" office:value="8450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89.0"/>
          <table:table-cell office:value-type="float" office:value="6497.0"/>
          <table:table-cell office:value-type="float" office:value="4842.0"/>
          <table:table-cell office:value-type="float" office:value="4111.0"/>
          <table:table-cell office:value-type="float" office:value="5564.0"/>
          <table:table-cell office:value-type="float" office:value="44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15.0029"/>
          <table:table-cell office:value-type="float" office:value="14.748"/>
          <table:table-cell office:value-type="float" office:value="14.71"/>
          <table:table-cell office:value-type="float" office:value="1870716.0"/>
          <table:table-cell office:value-type="float" office:value="0.0"/>
          <table:table-cell office:value-type="float" office:value="2744.0"/>
          <table:table-cell office:value-type="float" office:value="337705.0"/>
          <table:table-cell office:value-type="float" office:value="2208420.0"/>
          <table:table-cell office:value-type="float" office:value="2740.0"/>
          <table:table-cell office:value-type="float" office:value="8036.0"/>
          <table:table-cell office:value-type="float" office:value="1011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17.0"/>
          <table:table-cell office:value-type="float" office:value="6251.0"/>
          <table:table-cell office:value-type="float" office:value="4707.0"/>
          <table:table-cell office:value-type="float" office:value="3965.0"/>
          <table:table-cell office:value-type="float" office:value="5532.0"/>
          <table:table-cell office:value-type="float" office:value="44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32255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00.0"/>
          <table:table-cell office:value-type="float" office:value="3968.0"/>
          <table:table-cell office:value-type="float" office:value="2878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379174"/>
          <table:table-cell office:value-type="float" office:value="0.081"/>
          <table:table-cell office:value-type="float" office:value="0.05"/>
          <table:table-cell office:value-type="float" office:value="1732.0"/>
          <table:table-cell office:value-type="float" office:value="0.0"/>
          <table:table-cell office:value-type="float" office:value="19.0"/>
          <table:table-cell office:value-type="float" office:value="691.0"/>
          <table:table-cell office:value-type="float" office:value="2445.0"/>
          <table:table-cell office:value-type="float" office:value="2871.0"/>
          <table:table-cell office:value-type="float" office:value="8438.0"/>
          <table:table-cell office:value-type="float" office:value="101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3.0"/>
          <table:table-cell office:value-type="float" office:value="6499.0"/>
          <table:table-cell office:value-type="float" office:value="4844.0"/>
          <table:table-cell office:value-type="float" office:value="4115.0"/>
          <table:table-cell office:value-type="float" office:value="5588.0"/>
          <table:table-cell office:value-type="float" office:value="44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7.0785"/>
          <table:table-cell office:value-type="float" office:value="16.846"/>
          <table:table-cell office:value-type="float" office:value="16.78"/>
          <table:table-cell office:value-type="float" office:value="1531738.0"/>
          <table:table-cell office:value-type="float" office:value="0.0"/>
          <table:table-cell office:value-type="float" office:value="1276.0"/>
          <table:table-cell office:value-type="float" office:value="127701.0"/>
          <table:table-cell office:value-type="float" office:value="1659503.0"/>
          <table:table-cell office:value-type="float" office:value="2812.0"/>
          <table:table-cell office:value-type="float" office:value="8240.0"/>
          <table:table-cell office:value-type="float" office:value="101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57.0"/>
          <table:table-cell office:value-type="float" office:value="6371.0"/>
          <table:table-cell office:value-type="float" office:value="4778.0"/>
          <table:table-cell office:value-type="float" office:value="4034.0"/>
          <table:table-cell office:value-type="float" office:value="5547.0"/>
          <table:table-cell office:value-type="float" office:value="44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30225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938.0"/>
          <table:table-cell office:value-type="float" office:value="9328.0"/>
          <table:table-cell office:value-type="float" office:value="98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14.0"/>
          <table:table-cell office:value-type="float" office:value="7492.0"/>
          <table:table-cell office:value-type="float" office:value="5603.0"/>
          <table:table-cell office:value-type="float" office:value="4810.0"/>
          <table:table-cell office:value-type="float" office:value="8058.0"/>
          <table:table-cell office:value-type="float" office:value="55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284985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3037.0"/>
          <table:table-cell office:value-type="float" office:value="8885.0"/>
          <table:table-cell office:value-type="float" office:value="106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0.0"/>
          <table:table-cell office:value-type="float" office:value="7250.0"/>
          <table:table-cell office:value-type="float" office:value="5453.0"/>
          <table:table-cell office:value-type="float" office:value="4660.0"/>
          <table:table-cell office:value-type="float" office:value="8208.0"/>
          <table:table-cell office:value-type="float" office:value="55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275773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9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18.0"/>
          <table:table-cell office:value-type="float" office:value="4801.0"/>
          <table:table-cell office:value-type="float" office:value="3562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292307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0"/>
          <table:table-cell office:value-type="float" office:value="3316.0"/>
          <table:table-cell office:value-type="float" office:value="9683.0"/>
          <table:table-cell office:value-type="float" office:value="98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95.0"/>
          <table:table-cell office:value-type="float" office:value="7753.0"/>
          <table:table-cell office:value-type="float" office:value="5745.0"/>
          <table:table-cell office:value-type="float" office:value="4976.0"/>
          <table:table-cell office:value-type="float" office:value="7000.0"/>
          <table:table-cell office:value-type="float" office:value="55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286293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.0"/>
          <table:table-cell office:value-type="float" office:value="3254.0"/>
          <table:table-cell office:value-type="float" office:value="9587.0"/>
          <table:table-cell office:value-type="float" office:value="100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64.0"/>
          <table:table-cell office:value-type="float" office:value="7660.0"/>
          <table:table-cell office:value-type="float" office:value="5702.0"/>
          <table:table-cell office:value-type="float" office:value="4923.0"/>
          <table:table-cell office:value-type="float" office:value="6999.0"/>
          <table:table-cell office:value-type="float" office:value="55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366594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8.0"/>
          <table:table-cell office:value-type="float" office:value="3945.0"/>
          <table:table-cell office:value-type="float" office:value="11075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08.0"/>
          <table:table-cell office:value-type="float" office:value="8868.0"/>
          <table:table-cell office:value-type="float" office:value="6399.0"/>
          <table:table-cell office:value-type="float" office:value="5586.0"/>
          <table:table-cell office:value-type="float" office:value="7166.0"/>
          <table:table-cell office:value-type="float" office:value="55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365058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14.0"/>
          <table:table-cell office:value-type="float" office:value="5509.0"/>
          <table:table-cell office:value-type="float" office:value="4098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94.3573"/>
          <table:table-cell office:value-type="float" office:value="94.047"/>
          <table:table-cell office:value-type="float" office:value="94.0"/>
          <table:table-cell office:value-type="float" office:value="5461050.0"/>
          <table:table-cell office:value-type="float" office:value="0.0"/>
          <table:table-cell office:value-type="float" office:value="9212.0"/>
          <table:table-cell office:value-type="float" office:value="1852313.0"/>
          <table:table-cell office:value-type="float" office:value="7313450.0"/>
          <table:table-cell office:value-type="float" office:value="4177.0"/>
          <table:table-cell office:value-type="float" office:value="11867.0"/>
          <table:table-cell office:value-type="float" office:value="102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8.0"/>
          <table:table-cell office:value-type="float" office:value="9373.0"/>
          <table:table-cell office:value-type="float" office:value="6641.0"/>
          <table:table-cell office:value-type="float" office:value="5927.0"/>
          <table:table-cell office:value-type="float" office:value="7216.0"/>
          <table:table-cell office:value-type="float" office:value="55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9.5142"/>
          <table:table-cell office:value-type="float" office:value="19.175"/>
          <table:table-cell office:value-type="float" office:value="19.11"/>
          <table:table-cell office:value-type="float" office:value="1057040.0"/>
          <table:table-cell office:value-type="float" office:value="0.0"/>
          <table:table-cell office:value-type="float" office:value="181.0"/>
          <table:table-cell office:value-type="float" office:value="9035.0"/>
          <table:table-cell office:value-type="float" office:value="1066167.0"/>
          <table:table-cell office:value-type="float" office:value="3933.0"/>
          <table:table-cell office:value-type="float" office:value="11064.0"/>
          <table:table-cell office:value-type="float" office:value="101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01.0"/>
          <table:table-cell office:value-type="float" office:value="8871.0"/>
          <table:table-cell office:value-type="float" office:value="6400.0"/>
          <table:table-cell office:value-type="float" office:value="5597.0"/>
          <table:table-cell office:value-type="float" office:value="7177.0"/>
          <table:table-cell office:value-type="float" office:value="55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350732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68.0"/>
          <table:table-cell office:value-type="float" office:value="5621.0"/>
          <table:table-cell office:value-type="float" office:value="4203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V3:.$V22])^2)^0.5" office:value-type="float"/>
          <table:table-cell table:number-matrix-columns-spanned="1" table:number-matrix-rows-spanned="1" table:formula="of:=SUM(([.C3:.C22]-[.$W3:.$W22])^2)^0.5" office:value-type="float"/>
          <table:table-cell table:number-matrix-columns-spanned="1" table:number-matrix-rows-spanned="1" table:formula="of:=SUM(([.D3:.D22]-[.$X3:.$X22])^2)^0.5" office:value-type="float"/>
          <table:table-cell table:number-matrix-columns-spanned="1" table:number-matrix-rows-spanned="1" table:formula="of:=SUM(([.E3:.E22]-[.$Y3:.$Y22])^2)^0.5" office:value-type="float"/>
          <table:table-cell table:number-matrix-columns-spanned="1" table:number-matrix-rows-spanned="1" table:formula="of:=SUM(([.F3:.F22]-[.$Z3:.$Z22])^2)^0.5" office:value-type="float"/>
          <table:table-cell table:number-matrix-columns-spanned="1" table:number-matrix-rows-spanned="1" table:formula="of:=SUM(([.G3:.G22]-[.$AA3:.$AA22])^2)^0.5" office:value-type="float"/>
          <table:table-cell table:number-matrix-columns-spanned="1" table:number-matrix-rows-spanned="1" table:formula="of:=SUM(([.H3:.H22]-[.$AB3:.$AB22])^2)^0.5" office:value-type="float"/>
          <table:table-cell table:number-matrix-columns-spanned="1" table:number-matrix-rows-spanned="1" table:formula="of:=SUM(([.I3:.I22]-[.$AC3:.$AC22])^2)^0.5" office:value-type="float"/>
          <table:table-cell table:number-matrix-columns-spanned="1" table:number-matrix-rows-spanned="1" table:formula="of:=SUM(([.J3:.J22]-[.$AD3:.$AD22])^2)^0.5" office:value-type="float"/>
          <table:table-cell table:number-matrix-columns-spanned="1" table:number-matrix-rows-spanned="1" table:formula="of:=SUM(([.K3:.K22]-[.$AE3:.$AE22])^2)^0.5" office:value-type="float"/>
          <table:table-cell table:number-matrix-columns-spanned="1" table:number-matrix-rows-spanned="1" table:formula="of:=SUM(([.L3:.L22]-[.$AF3:.$AF22])^2)^0.5" office:value-type="float"/>
          <table:table-cell table:number-matrix-columns-spanned="1" table:number-matrix-rows-spanned="1" table:formula="of:=SUM(([.M3:.M22]-[.$AG3:.$AG22])^2)^0.5" office:value-type="float"/>
          <table:table-cell table:number-matrix-columns-spanned="1" table:number-matrix-rows-spanned="1" table:formula="of:=SUM(([.N3:.N22]-[.$AH3:.$AH22])^2)^0.5" office:value-type="float"/>
          <table:table-cell table:number-matrix-columns-spanned="1" table:number-matrix-rows-spanned="1" table:formula="of:=SUM(([.O3:.O22]-[.$AI3:.$AI22])^2)^0.5" office:value-type="float"/>
          <table:table-cell table:number-matrix-columns-spanned="1" table:number-matrix-rows-spanned="1" table:formula="of:=SUM(([.P3:.P22]-[.$AJ3:.$AJ22])^2)^0.5" office:value-type="float"/>
          <table:table-cell table:number-matrix-columns-spanned="1" table:number-matrix-rows-spanned="1" table:formula="of:=SUM(([.Q3:.Q22]-[.$AK3:.$AK22])^2)^0.5" office:value-type="float"/>
          <table:table-cell table:number-matrix-columns-spanned="1" table:number-matrix-rows-spanned="1" table:formula="of:=SUM(([.R3:.R22]-[.$AL3:.$AL22])^2)^0.5" office:value-type="float"/>
          <table:table-cell table:number-matrix-columns-spanned="1" table:number-matrix-rows-spanned="1" table:formula="of:=SUM(([.S3:.S22]-[.$AM3:.$AM22])^2)^0.5" office:value-type="float"/>
          <table:table-cell table:number-matrix-columns-spanned="1" table:number-matrix-rows-spanned="1" table:formula="of:=SUM(([.T3:.T22]-[.$AN3:.$AN22])^2)^0.5" office:value-type="float"/>
          <table:table-cell table:number-matrix-columns-spanned="1" table:number-matrix-rows-spanned="1" table:formula="of:=SUM(([.U3:.U22]-[.$AO3:.$AO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V3:.$V22])" office:value-type="float"/>
          <table:table-cell table:number-matrix-columns-spanned="1" table:number-matrix-rows-spanned="1" table:formula="of:=SUM([.C3:.C22]=[.$W3:.$W22])" office:value-type="float"/>
          <table:table-cell table:number-matrix-columns-spanned="1" table:number-matrix-rows-spanned="1" table:formula="of:=SUM([.D3:.D22]=[.$X3:.$X22])" office:value-type="float"/>
          <table:table-cell table:number-matrix-columns-spanned="1" table:number-matrix-rows-spanned="1" table:formula="of:=SUM([.E3:.E22]=[.$Y3:.$Y22])" office:value-type="float"/>
          <table:table-cell table:number-matrix-columns-spanned="1" table:number-matrix-rows-spanned="1" table:formula="of:=SUM([.F3:.F22]=[.$Z3:.$Z22])" office:value-type="float"/>
          <table:table-cell table:number-matrix-columns-spanned="1" table:number-matrix-rows-spanned="1" table:formula="of:=SUM([.G3:.G22]=[.$AA3:.$AA22])" office:value-type="float"/>
          <table:table-cell table:number-matrix-columns-spanned="1" table:number-matrix-rows-spanned="1" table:formula="of:=SUM([.H3:.H22]=[.$AB3:.$AB22])" office:value-type="float"/>
          <table:table-cell table:number-matrix-columns-spanned="1" table:number-matrix-rows-spanned="1" table:formula="of:=SUM([.I3:.I22]=[.$AC3:.$AC22])" office:value-type="float"/>
          <table:table-cell table:number-matrix-columns-spanned="1" table:number-matrix-rows-spanned="1" table:formula="of:=SUM([.J3:.J22]=[.$AD3:.$AD22])" office:value-type="float"/>
          <table:table-cell table:number-matrix-columns-spanned="1" table:number-matrix-rows-spanned="1" table:formula="of:=SUM([.K3:.K22]=[.$AE3:.$AE22])" office:value-type="float"/>
          <table:table-cell table:number-matrix-columns-spanned="1" table:number-matrix-rows-spanned="1" table:formula="of:=SUM([.L3:.L22]=[.$AF3:.$AF22])" office:value-type="float"/>
          <table:table-cell table:number-matrix-columns-spanned="1" table:number-matrix-rows-spanned="1" table:formula="of:=SUM([.M3:.M22]=[.$AG3:.$AG22])" office:value-type="float"/>
          <table:table-cell table:number-matrix-columns-spanned="1" table:number-matrix-rows-spanned="1" table:formula="of:=SUM([.N3:.N22]=[.$AH3:.$AH22])" office:value-type="float"/>
          <table:table-cell table:number-matrix-columns-spanned="1" table:number-matrix-rows-spanned="1" table:formula="of:=SUM([.O3:.O22]=[.$AI3:.$AI22])" office:value-type="float"/>
          <table:table-cell table:number-matrix-columns-spanned="1" table:number-matrix-rows-spanned="1" table:formula="of:=SUM([.P3:.P22]=[.$AJ3:.$AJ22])" office:value-type="float"/>
          <table:table-cell table:number-matrix-columns-spanned="1" table:number-matrix-rows-spanned="1" table:formula="of:=SUM([.Q3:.Q22]=[.$AK3:.$AK22])" office:value-type="float"/>
          <table:table-cell table:number-matrix-columns-spanned="1" table:number-matrix-rows-spanned="1" table:formula="of:=SUM([.R3:.R22]=[.$AL3:.$AL22])" office:value-type="float"/>
          <table:table-cell table:number-matrix-columns-spanned="1" table:number-matrix-rows-spanned="1" table:formula="of:=SUM([.S3:.S22]=[.$AM3:.$AM22])" office:value-type="float"/>
          <table:table-cell table:number-matrix-columns-spanned="1" table:number-matrix-rows-spanned="1" table:formula="of:=SUM([.T3:.T22]=[.$AN3:.$AN22])" office:value-type="float"/>
          <table:table-cell table:number-matrix-columns-spanned="1" table:number-matrix-rows-spanned="1" table:formula="of:=SUM([.U3:.U22]=[.$AO3:.$AO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AP3:.$AP22])" office:value-type="float"/>
          <table:table-cell table:number-matrix-columns-spanned="1" table:number-matrix-rows-spanned="1" table:formula="of:=SUM([.C3:.C22]&lt;[.$AQ3:.$AQ22])" office:value-type="float"/>
          <table:table-cell table:number-matrix-columns-spanned="1" table:number-matrix-rows-spanned="1" table:formula="of:=SUM([.D3:.D22]&lt;[.$AR3:.$AR22])" office:value-type="float"/>
          <table:table-cell table:number-matrix-columns-spanned="1" table:number-matrix-rows-spanned="1" table:formula="of:=SUM([.E3:.E22]&lt;[.$AS3:.$AS22])" office:value-type="float"/>
          <table:table-cell table:number-matrix-columns-spanned="1" table:number-matrix-rows-spanned="1" table:formula="of:=SUM([.F3:.F22]&lt;[.$AT3:.$AT22])" office:value-type="float"/>
          <table:table-cell table:number-matrix-columns-spanned="1" table:number-matrix-rows-spanned="1" table:formula="of:=SUM([.G3:.G22]&lt;[.$AU3:.$AU22])" office:value-type="float"/>
          <table:table-cell table:number-matrix-columns-spanned="1" table:number-matrix-rows-spanned="1" table:formula="of:=SUM([.H3:.H22]&lt;[.$AV3:.$AV22])" office:value-type="float"/>
          <table:table-cell table:number-matrix-columns-spanned="1" table:number-matrix-rows-spanned="1" table:formula="of:=SUM([.I3:.I22]&lt;[.$AW3:.$AW22])" office:value-type="float"/>
          <table:table-cell table:number-matrix-columns-spanned="1" table:number-matrix-rows-spanned="1" table:formula="of:=SUM([.J3:.J22]&lt;[.$AX3:.$AX22])" office:value-type="float"/>
          <table:table-cell table:number-matrix-columns-spanned="1" table:number-matrix-rows-spanned="1" table:formula="of:=SUM([.K3:.K22]&lt;[.$AY3:.$AY22])" office:value-type="float"/>
          <table:table-cell table:number-matrix-columns-spanned="1" table:number-matrix-rows-spanned="1" table:formula="of:=SUM([.L3:.L22]&lt;[.$AZ3:.$AZ22])" office:value-type="float"/>
          <table:table-cell table:number-matrix-columns-spanned="1" table:number-matrix-rows-spanned="1" table:formula="of:=SUM([.M3:.M22]&lt;[.$BA3:.$BA22])" office:value-type="float"/>
          <table:table-cell table:number-matrix-columns-spanned="1" table:number-matrix-rows-spanned="1" table:formula="of:=SUM([.N3:.N22]&lt;[.$BB3:.$BB22])" office:value-type="float"/>
          <table:table-cell table:number-matrix-columns-spanned="1" table:number-matrix-rows-spanned="1" table:formula="of:=SUM([.O3:.O22]&lt;[.$BC3:.$BC22])" office:value-type="float"/>
          <table:table-cell table:number-matrix-columns-spanned="1" table:number-matrix-rows-spanned="1" table:formula="of:=SUM([.P3:.P22]&lt;[.$BD3:.$BD22])" office:value-type="float"/>
          <table:table-cell table:number-matrix-columns-spanned="1" table:number-matrix-rows-spanned="1" table:formula="of:=SUM([.Q3:.Q22]&lt;[.$BE3:.$BE22])" office:value-type="float"/>
          <table:table-cell table:number-matrix-columns-spanned="1" table:number-matrix-rows-spanned="1" table:formula="of:=SUM([.R3:.R22]&lt;[.$BF3:.$BF22])" office:value-type="float"/>
          <table:table-cell table:number-matrix-columns-spanned="1" table:number-matrix-rows-spanned="1" table:formula="of:=SUM([.S3:.S22]&lt;[.$BG3:.$BG22])" office:value-type="float"/>
          <table:table-cell table:number-matrix-columns-spanned="1" table:number-matrix-rows-spanned="1" table:formula="of:=SUM([.T3:.T22]&lt;[.$BH3:.$BH22])" office:value-type="float"/>
          <table:table-cell table:number-matrix-columns-spanned="1" table:number-matrix-rows-spanned="1" table:formula="of:=SUM([.U3:.U22]&lt;[.$BI3:.$BI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AP3:.$AP22])" office:value-type="float"/>
          <table:table-cell table:number-matrix-columns-spanned="1" table:number-matrix-rows-spanned="1" table:formula="of:=SUM([.C3:.C22]&gt;[.$AQ3:.$AQ22])" office:value-type="float"/>
          <table:table-cell table:number-matrix-columns-spanned="1" table:number-matrix-rows-spanned="1" table:formula="of:=SUM([.D3:.D22]&gt;[.$AR3:.$AR22])" office:value-type="float"/>
          <table:table-cell table:number-matrix-columns-spanned="1" table:number-matrix-rows-spanned="1" table:formula="of:=SUM([.E3:.E22]&gt;[.$AS3:.$AS22])" office:value-type="float"/>
          <table:table-cell table:number-matrix-columns-spanned="1" table:number-matrix-rows-spanned="1" table:formula="of:=SUM([.F3:.F22]&gt;[.$AT3:.$AT22])" office:value-type="float"/>
          <table:table-cell table:number-matrix-columns-spanned="1" table:number-matrix-rows-spanned="1" table:formula="of:=SUM([.G3:.G22]&gt;[.$AU3:.$AU22])" office:value-type="float"/>
          <table:table-cell table:number-matrix-columns-spanned="1" table:number-matrix-rows-spanned="1" table:formula="of:=SUM([.H3:.H22]&gt;[.$AV3:.$AV22])" office:value-type="float"/>
          <table:table-cell table:number-matrix-columns-spanned="1" table:number-matrix-rows-spanned="1" table:formula="of:=SUM([.I3:.I22]&gt;[.$AW3:.$AW22])" office:value-type="float"/>
          <table:table-cell table:number-matrix-columns-spanned="1" table:number-matrix-rows-spanned="1" table:formula="of:=SUM([.J3:.J22]&gt;[.$AX3:.$AX22])" office:value-type="float"/>
          <table:table-cell table:number-matrix-columns-spanned="1" table:number-matrix-rows-spanned="1" table:formula="of:=SUM([.K3:.K22]&gt;[.$AY3:.$AY22])" office:value-type="float"/>
          <table:table-cell table:number-matrix-columns-spanned="1" table:number-matrix-rows-spanned="1" table:formula="of:=SUM([.L3:.L22]&gt;[.$AZ3:.$AZ22])" office:value-type="float"/>
          <table:table-cell table:number-matrix-columns-spanned="1" table:number-matrix-rows-spanned="1" table:formula="of:=SUM([.M3:.M22]&gt;[.$BA3:.$BA22])" office:value-type="float"/>
          <table:table-cell table:number-matrix-columns-spanned="1" table:number-matrix-rows-spanned="1" table:formula="of:=SUM([.N3:.N22]&gt;[.$BB3:.$BB22])" office:value-type="float"/>
          <table:table-cell table:number-matrix-columns-spanned="1" table:number-matrix-rows-spanned="1" table:formula="of:=SUM([.O3:.O22]&gt;[.$BC3:.$BC22])" office:value-type="float"/>
          <table:table-cell table:number-matrix-columns-spanned="1" table:number-matrix-rows-spanned="1" table:formula="of:=SUM([.P3:.P22]&gt;[.$BD3:.$BD22])" office:value-type="float"/>
          <table:table-cell table:number-matrix-columns-spanned="1" table:number-matrix-rows-spanned="1" table:formula="of:=SUM([.Q3:.Q22]&gt;[.$BE3:.$BE22])" office:value-type="float"/>
          <table:table-cell table:number-matrix-columns-spanned="1" table:number-matrix-rows-spanned="1" table:formula="of:=SUM([.R3:.R22]&gt;[.$BF3:.$BF22])" office:value-type="float"/>
          <table:table-cell table:number-matrix-columns-spanned="1" table:number-matrix-rows-spanned="1" table:formula="of:=SUM([.S3:.S22]&gt;[.$BG3:.$BG22])" office:value-type="float"/>
          <table:table-cell table:number-matrix-columns-spanned="1" table:number-matrix-rows-spanned="1" table:formula="of:=SUM([.T3:.T22]&gt;[.$BH3:.$BH22])" office:value-type="float"/>
          <table:table-cell table:number-matrix-columns-spanned="1" table:number-matrix-rows-spanned="1" table:formula="of:=SUM([.U3:.U22]&gt;[.$BI3:.$BI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V3:.$V6])^2)^0.5" office:value-type="float"/>
          <table:table-cell table:number-matrix-columns-spanned="1" table:number-matrix-rows-spanned="1" table:formula="of:=SUM(([.C3:.C6]-[.$W3:.$W6])^2)^0.5" office:value-type="float"/>
          <table:table-cell table:number-matrix-columns-spanned="1" table:number-matrix-rows-spanned="1" table:formula="of:=SUM(([.D3:.D6]-[.$X3:.$X6])^2)^0.5" office:value-type="float"/>
          <table:table-cell table:number-matrix-columns-spanned="1" table:number-matrix-rows-spanned="1" table:formula="of:=SUM(([.E3:.E6]-[.$Y3:.$Y6])^2)^0.5" office:value-type="float"/>
          <table:table-cell table:number-matrix-columns-spanned="1" table:number-matrix-rows-spanned="1" table:formula="of:=SUM(([.F3:.F6]-[.$Z3:.$Z6])^2)^0.5" office:value-type="float"/>
          <table:table-cell table:number-matrix-columns-spanned="1" table:number-matrix-rows-spanned="1" table:formula="of:=SUM(([.G3:.G6]-[.$AA3:.$AA6])^2)^0.5" office:value-type="float"/>
          <table:table-cell table:number-matrix-columns-spanned="1" table:number-matrix-rows-spanned="1" table:formula="of:=SUM(([.H3:.H6]-[.$AB3:.$AB6])^2)^0.5" office:value-type="float"/>
          <table:table-cell table:number-matrix-columns-spanned="1" table:number-matrix-rows-spanned="1" table:formula="of:=SUM(([.I3:.I6]-[.$AC3:.$AC6])^2)^0.5" office:value-type="float"/>
          <table:table-cell table:number-matrix-columns-spanned="1" table:number-matrix-rows-spanned="1" table:formula="of:=SUM(([.J3:.J6]-[.$AD3:.$AD6])^2)^0.5" office:value-type="float"/>
          <table:table-cell table:number-matrix-columns-spanned="1" table:number-matrix-rows-spanned="1" table:formula="of:=SUM(([.K3:.K6]-[.$AE3:.$AE6])^2)^0.5" office:value-type="float"/>
          <table:table-cell table:number-matrix-columns-spanned="1" table:number-matrix-rows-spanned="1" table:formula="of:=SUM(([.L3:.L6]-[.$AF3:.$AF6])^2)^0.5" office:value-type="float"/>
          <table:table-cell table:number-matrix-columns-spanned="1" table:number-matrix-rows-spanned="1" table:formula="of:=SUM(([.M3:.M6]-[.$AG3:.$AG6])^2)^0.5" office:value-type="float"/>
          <table:table-cell table:number-matrix-columns-spanned="1" table:number-matrix-rows-spanned="1" table:formula="of:=SUM(([.N3:.N6]-[.$AH3:.$AH6])^2)^0.5" office:value-type="float"/>
          <table:table-cell table:number-matrix-columns-spanned="1" table:number-matrix-rows-spanned="1" table:formula="of:=SUM(([.O3:.O6]-[.$AI3:.$AI6])^2)^0.5" office:value-type="float"/>
          <table:table-cell table:number-matrix-columns-spanned="1" table:number-matrix-rows-spanned="1" table:formula="of:=SUM(([.P3:.P6]-[.$AJ3:.$AJ6])^2)^0.5" office:value-type="float"/>
          <table:table-cell table:number-matrix-columns-spanned="1" table:number-matrix-rows-spanned="1" table:formula="of:=SUM(([.Q3:.Q6]-[.$AK3:.$AK6])^2)^0.5" office:value-type="float"/>
          <table:table-cell table:number-matrix-columns-spanned="1" table:number-matrix-rows-spanned="1" table:formula="of:=SUM(([.R3:.R6]-[.$AL3:.$AL6])^2)^0.5" office:value-type="float"/>
          <table:table-cell table:number-matrix-columns-spanned="1" table:number-matrix-rows-spanned="1" table:formula="of:=SUM(([.S3:.S6]-[.$AM3:.$AM6])^2)^0.5" office:value-type="float"/>
          <table:table-cell table:number-matrix-columns-spanned="1" table:number-matrix-rows-spanned="1" table:formula="of:=SUM(([.T3:.T6]-[.$AN3:.$AN6])^2)^0.5" office:value-type="float"/>
          <table:table-cell table:number-matrix-columns-spanned="1" table:number-matrix-rows-spanned="1" table:formula="of:=SUM(([.U3:.U6]-[.$AO3:.$AO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V3:.$V6])" office:value-type="float"/>
          <table:table-cell table:number-matrix-columns-spanned="1" table:number-matrix-rows-spanned="1" table:formula="of:=SUM([.C3:.C6]=[.$W3:.$W6])" office:value-type="float"/>
          <table:table-cell table:number-matrix-columns-spanned="1" table:number-matrix-rows-spanned="1" table:formula="of:=SUM([.D3:.D6]=[.$X3:.$X6])" office:value-type="float"/>
          <table:table-cell table:number-matrix-columns-spanned="1" table:number-matrix-rows-spanned="1" table:formula="of:=SUM([.E3:.E6]=[.$Y3:.$Y6])" office:value-type="float"/>
          <table:table-cell table:number-matrix-columns-spanned="1" table:number-matrix-rows-spanned="1" table:formula="of:=SUM([.F3:.F6]=[.$Z3:.$Z6])" office:value-type="float"/>
          <table:table-cell table:number-matrix-columns-spanned="1" table:number-matrix-rows-spanned="1" table:formula="of:=SUM([.G3:.G6]=[.$AA3:.$AA6])" office:value-type="float"/>
          <table:table-cell table:number-matrix-columns-spanned="1" table:number-matrix-rows-spanned="1" table:formula="of:=SUM([.H3:.H6]=[.$AB3:.$AB6])" office:value-type="float"/>
          <table:table-cell table:number-matrix-columns-spanned="1" table:number-matrix-rows-spanned="1" table:formula="of:=SUM([.I3:.I6]=[.$AC3:.$AC6])" office:value-type="float"/>
          <table:table-cell table:number-matrix-columns-spanned="1" table:number-matrix-rows-spanned="1" table:formula="of:=SUM([.J3:.J6]=[.$AD3:.$AD6])" office:value-type="float"/>
          <table:table-cell table:number-matrix-columns-spanned="1" table:number-matrix-rows-spanned="1" table:formula="of:=SUM([.K3:.K6]=[.$AE3:.$AE6])" office:value-type="float"/>
          <table:table-cell table:number-matrix-columns-spanned="1" table:number-matrix-rows-spanned="1" table:formula="of:=SUM([.L3:.L6]=[.$AF3:.$AF6])" office:value-type="float"/>
          <table:table-cell table:number-matrix-columns-spanned="1" table:number-matrix-rows-spanned="1" table:formula="of:=SUM([.M3:.M6]=[.$AG3:.$AG6])" office:value-type="float"/>
          <table:table-cell table:number-matrix-columns-spanned="1" table:number-matrix-rows-spanned="1" table:formula="of:=SUM([.N3:.N6]=[.$AH3:.$AH6])" office:value-type="float"/>
          <table:table-cell table:number-matrix-columns-spanned="1" table:number-matrix-rows-spanned="1" table:formula="of:=SUM([.O3:.O6]=[.$AI3:.$AI6])" office:value-type="float"/>
          <table:table-cell table:number-matrix-columns-spanned="1" table:number-matrix-rows-spanned="1" table:formula="of:=SUM([.P3:.P6]=[.$AJ3:.$AJ6])" office:value-type="float"/>
          <table:table-cell table:number-matrix-columns-spanned="1" table:number-matrix-rows-spanned="1" table:formula="of:=SUM([.Q3:.Q6]=[.$AK3:.$AK6])" office:value-type="float"/>
          <table:table-cell table:number-matrix-columns-spanned="1" table:number-matrix-rows-spanned="1" table:formula="of:=SUM([.R3:.R6]=[.$AL3:.$AL6])" office:value-type="float"/>
          <table:table-cell table:number-matrix-columns-spanned="1" table:number-matrix-rows-spanned="1" table:formula="of:=SUM([.S3:.S6]=[.$AM3:.$AM6])" office:value-type="float"/>
          <table:table-cell table:number-matrix-columns-spanned="1" table:number-matrix-rows-spanned="1" table:formula="of:=SUM([.T3:.T6]=[.$AN3:.$AN6])" office:value-type="float"/>
          <table:table-cell table:number-matrix-columns-spanned="1" table:number-matrix-rows-spanned="1" table:formula="of:=SUM([.U3:.U6]=[.$AO3:.$AO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AP3:.$AP6])" office:value-type="float"/>
          <table:table-cell table:number-matrix-columns-spanned="1" table:number-matrix-rows-spanned="1" table:formula="of:=SUM([.C3:.C6]&lt;[.$AQ3:.$AQ6])" office:value-type="float"/>
          <table:table-cell table:number-matrix-columns-spanned="1" table:number-matrix-rows-spanned="1" table:formula="of:=SUM([.D3:.D6]&lt;[.$AR3:.$AR6])" office:value-type="float"/>
          <table:table-cell table:number-matrix-columns-spanned="1" table:number-matrix-rows-spanned="1" table:formula="of:=SUM([.E3:.E6]&lt;[.$AS3:.$AS6])" office:value-type="float"/>
          <table:table-cell table:number-matrix-columns-spanned="1" table:number-matrix-rows-spanned="1" table:formula="of:=SUM([.F3:.F6]&lt;[.$AT3:.$AT6])" office:value-type="float"/>
          <table:table-cell table:number-matrix-columns-spanned="1" table:number-matrix-rows-spanned="1" table:formula="of:=SUM([.G3:.G6]&lt;[.$AU3:.$AU6])" office:value-type="float"/>
          <table:table-cell table:number-matrix-columns-spanned="1" table:number-matrix-rows-spanned="1" table:formula="of:=SUM([.H3:.H6]&lt;[.$AV3:.$AV6])" office:value-type="float"/>
          <table:table-cell table:number-matrix-columns-spanned="1" table:number-matrix-rows-spanned="1" table:formula="of:=SUM([.I3:.I6]&lt;[.$AW3:.$AW6])" office:value-type="float"/>
          <table:table-cell table:number-matrix-columns-spanned="1" table:number-matrix-rows-spanned="1" table:formula="of:=SUM([.J3:.J6]&lt;[.$AX3:.$AX6])" office:value-type="float"/>
          <table:table-cell table:number-matrix-columns-spanned="1" table:number-matrix-rows-spanned="1" table:formula="of:=SUM([.K3:.K6]&lt;[.$AY3:.$AY6])" office:value-type="float"/>
          <table:table-cell table:number-matrix-columns-spanned="1" table:number-matrix-rows-spanned="1" table:formula="of:=SUM([.L3:.L6]&lt;[.$AZ3:.$AZ6])" office:value-type="float"/>
          <table:table-cell table:number-matrix-columns-spanned="1" table:number-matrix-rows-spanned="1" table:formula="of:=SUM([.M3:.M6]&lt;[.$BA3:.$BA6])" office:value-type="float"/>
          <table:table-cell table:number-matrix-columns-spanned="1" table:number-matrix-rows-spanned="1" table:formula="of:=SUM([.N3:.N6]&lt;[.$BB3:.$BB6])" office:value-type="float"/>
          <table:table-cell table:number-matrix-columns-spanned="1" table:number-matrix-rows-spanned="1" table:formula="of:=SUM([.O3:.O6]&lt;[.$BC3:.$BC6])" office:value-type="float"/>
          <table:table-cell table:number-matrix-columns-spanned="1" table:number-matrix-rows-spanned="1" table:formula="of:=SUM([.P3:.P6]&lt;[.$BD3:.$BD6])" office:value-type="float"/>
          <table:table-cell table:number-matrix-columns-spanned="1" table:number-matrix-rows-spanned="1" table:formula="of:=SUM([.Q3:.Q6]&lt;[.$BE3:.$BE6])" office:value-type="float"/>
          <table:table-cell table:number-matrix-columns-spanned="1" table:number-matrix-rows-spanned="1" table:formula="of:=SUM([.R3:.R6]&lt;[.$BF3:.$BF6])" office:value-type="float"/>
          <table:table-cell table:number-matrix-columns-spanned="1" table:number-matrix-rows-spanned="1" table:formula="of:=SUM([.S3:.S6]&lt;[.$BG3:.$BG6])" office:value-type="float"/>
          <table:table-cell table:number-matrix-columns-spanned="1" table:number-matrix-rows-spanned="1" table:formula="of:=SUM([.T3:.T6]&lt;[.$BH3:.$BH6])" office:value-type="float"/>
          <table:table-cell table:number-matrix-columns-spanned="1" table:number-matrix-rows-spanned="1" table:formula="of:=SUM([.U3:.U6]&lt;[.$BI3:.$BI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AP3:.$AP6])" office:value-type="float"/>
          <table:table-cell table:number-matrix-columns-spanned="1" table:number-matrix-rows-spanned="1" table:formula="of:=SUM([.C3:.C6]&gt;[.$AQ3:.$AQ6])" office:value-type="float"/>
          <table:table-cell table:number-matrix-columns-spanned="1" table:number-matrix-rows-spanned="1" table:formula="of:=SUM([.D3:.D6]&gt;[.$AR3:.$AR6])" office:value-type="float"/>
          <table:table-cell table:number-matrix-columns-spanned="1" table:number-matrix-rows-spanned="1" table:formula="of:=SUM([.E3:.E6]&gt;[.$AS3:.$AS6])" office:value-type="float"/>
          <table:table-cell table:number-matrix-columns-spanned="1" table:number-matrix-rows-spanned="1" table:formula="of:=SUM([.F3:.F6]&gt;[.$AT3:.$AT6])" office:value-type="float"/>
          <table:table-cell table:number-matrix-columns-spanned="1" table:number-matrix-rows-spanned="1" table:formula="of:=SUM([.G3:.G6]&gt;[.$AU3:.$AU6])" office:value-type="float"/>
          <table:table-cell table:number-matrix-columns-spanned="1" table:number-matrix-rows-spanned="1" table:formula="of:=SUM([.H3:.H6]&gt;[.$AV3:.$AV6])" office:value-type="float"/>
          <table:table-cell table:number-matrix-columns-spanned="1" table:number-matrix-rows-spanned="1" table:formula="of:=SUM([.I3:.I6]&gt;[.$AW3:.$AW6])" office:value-type="float"/>
          <table:table-cell table:number-matrix-columns-spanned="1" table:number-matrix-rows-spanned="1" table:formula="of:=SUM([.J3:.J6]&gt;[.$AX3:.$AX6])" office:value-type="float"/>
          <table:table-cell table:number-matrix-columns-spanned="1" table:number-matrix-rows-spanned="1" table:formula="of:=SUM([.K3:.K6]&gt;[.$AY3:.$AY6])" office:value-type="float"/>
          <table:table-cell table:number-matrix-columns-spanned="1" table:number-matrix-rows-spanned="1" table:formula="of:=SUM([.L3:.L6]&gt;[.$AZ3:.$AZ6])" office:value-type="float"/>
          <table:table-cell table:number-matrix-columns-spanned="1" table:number-matrix-rows-spanned="1" table:formula="of:=SUM([.M3:.M6]&gt;[.$BA3:.$BA6])" office:value-type="float"/>
          <table:table-cell table:number-matrix-columns-spanned="1" table:number-matrix-rows-spanned="1" table:formula="of:=SUM([.N3:.N6]&gt;[.$BB3:.$BB6])" office:value-type="float"/>
          <table:table-cell table:number-matrix-columns-spanned="1" table:number-matrix-rows-spanned="1" table:formula="of:=SUM([.O3:.O6]&gt;[.$BC3:.$BC6])" office:value-type="float"/>
          <table:table-cell table:number-matrix-columns-spanned="1" table:number-matrix-rows-spanned="1" table:formula="of:=SUM([.P3:.P6]&gt;[.$BD3:.$BD6])" office:value-type="float"/>
          <table:table-cell table:number-matrix-columns-spanned="1" table:number-matrix-rows-spanned="1" table:formula="of:=SUM([.Q3:.Q6]&gt;[.$BE3:.$BE6])" office:value-type="float"/>
          <table:table-cell table:number-matrix-columns-spanned="1" table:number-matrix-rows-spanned="1" table:formula="of:=SUM([.R3:.R6]&gt;[.$BF3:.$BF6])" office:value-type="float"/>
          <table:table-cell table:number-matrix-columns-spanned="1" table:number-matrix-rows-spanned="1" table:formula="of:=SUM([.S3:.S6]&gt;[.$BG3:.$BG6])" office:value-type="float"/>
          <table:table-cell table:number-matrix-columns-spanned="1" table:number-matrix-rows-spanned="1" table:formula="of:=SUM([.T3:.T6]&gt;[.$BH3:.$BH6])" office:value-type="float"/>
          <table:table-cell table:number-matrix-columns-spanned="1" table:number-matrix-rows-spanned="1" table:formula="of:=SUM([.U3:.U6]&gt;[.$BI3:.$BI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